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0654in" fo:margin-bottom="0in" loext:contextual-spacing="false" fo:text-align="center" style:justify-single-word="false"/>
      <style:text-properties officeooo:rsid="00042164" officeooo:paragraph-rsid="00042164"/>
    </style:style>
    <style:style style:name="P2" style:family="paragraph" style:parent-style-name="Standard">
      <style:paragraph-properties fo:margin-top="0.0654in" fo:margin-bottom="0in" loext:contextual-spacing="false"/>
      <style:text-properties officeooo:rsid="00042164" officeooo:paragraph-rsid="00042164"/>
    </style:style>
    <style:style style:name="P3" style:family="paragraph" style:parent-style-name="Standard">
      <style:paragraph-properties fo:margin-top="0.0654in" fo:margin-bottom="0in" loext:contextual-spacing="false"/>
      <style:text-properties officeooo:rsid="00042164" officeooo:paragraph-rsid="000685b2"/>
    </style:style>
    <style:style style:name="P4" style:family="paragraph" style:parent-style-name="Standard">
      <style:paragraph-properties fo:margin-top="0.0654in" fo:margin-bottom="0in" loext:contextual-spacing="false">
        <style:tab-stops>
          <style:tab-stop style:position="0.25in"/>
        </style:tab-stops>
      </style:paragraph-properties>
      <style:text-properties officeooo:rsid="00042164" officeooo:paragraph-rsid="00042164"/>
    </style:style>
    <style:style style:name="P5" style:family="paragraph" style:parent-style-name="Standard">
      <style:paragraph-properties fo:margin-top="0.0654in" fo:margin-bottom="0in" loext:contextual-spacing="false"/>
      <style:text-properties officeooo:rsid="00042164" officeooo:paragraph-rsid="00074675"/>
    </style:style>
    <style:style style:name="P6" style:family="paragraph" style:parent-style-name="Standard">
      <style:paragraph-properties fo:margin-top="0.0654in" fo:margin-bottom="0in" loext:contextual-spacing="false"/>
      <style:text-properties fo:font-weight="bold" officeooo:rsid="000ae814" officeooo:paragraph-rsid="000ae814" style:font-weight-asian="bold" style:font-weight-complex="bold"/>
    </style:style>
    <style:style style:name="P7" style:family="paragraph" style:parent-style-name="Standard">
      <style:paragraph-properties fo:margin-top="0.0654in" fo:margin-bottom="0in" loext:contextual-spacing="false" fo:text-align="center" style:justify-single-word="false"/>
      <style:text-properties fo:font-size="15pt" fo:font-weight="bold" officeooo:rsid="00042164" officeooo:paragraph-rsid="00042164" style:font-size-asian="15pt" style:font-weight-asian="bold" style:font-size-complex="15pt" style:font-weight-complex="bold"/>
    </style:style>
    <style:style style:name="P8" style:family="paragraph" style:parent-style-name="Standard">
      <style:paragraph-properties fo:margin-top="0.0654in" fo:margin-bottom="0in" loext:contextual-spacing="false" fo:text-align="center" style:justify-single-word="false"/>
      <style:text-properties fo:font-size="20pt" fo:font-weight="bold" officeooo:rsid="00042164" officeooo:paragraph-rsid="00042164" style:font-size-asian="20pt" style:font-weight-asian="bold" style:font-size-complex="20pt" style:font-weight-complex="bold"/>
    </style:style>
    <style:style style:name="P9" style:family="paragraph" style:parent-style-name="Standard">
      <style:paragraph-properties fo:margin-top="0.0654in" fo:margin-bottom="0in" loext:contextual-spacing="false"/>
      <style:text-properties officeooo:rsid="0009f791" officeooo:paragraph-rsid="0009f791"/>
    </style:style>
    <style:style style:name="P10" style:family="paragraph" style:parent-style-name="Standard">
      <style:paragraph-properties fo:margin-top="0.0654in" fo:margin-bottom="0in" loext:contextual-spacing="false"/>
      <style:text-properties fo:font-style="italic" fo:font-weight="bold" officeooo:rsid="000c4edc" officeooo:paragraph-rsid="000c4edc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margin-top="0.0654in" fo:margin-bottom="0in" loext:contextual-spacing="false"/>
      <style:text-properties fo:font-weight="normal" officeooo:rsid="000ae814" officeooo:paragraph-rsid="000ae814" style:font-weight-asian="normal" style:font-weight-complex="normal"/>
    </style:style>
    <style:style style:name="P12" style:family="paragraph" style:parent-style-name="Standard">
      <style:paragraph-properties fo:margin-top="0.0654in" fo:margin-bottom="0in" loext:contextual-spacing="false"/>
      <style:text-properties fo:font-style="normal" fo:font-weight="normal" officeooo:rsid="000c4edc" officeooo:paragraph-rsid="000c4edc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top="0.0654in" fo:margin-bottom="0in" loext:contextual-spacing="false"/>
      <style:text-properties fo:font-style="normal" fo:font-weight="normal" officeooo:rsid="000c4edc" officeooo:paragraph-rsid="00104e1a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top="0.0654in" fo:margin-bottom="0in" loext:contextual-spacing="false"/>
      <style:text-properties fo:font-style="normal" fo:font-weight="normal" officeooo:rsid="000c4edc" officeooo:paragraph-rsid="00119916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top="0.0654in" fo:margin-bottom="0in" loext:contextual-spacing="false"/>
      <style:text-properties fo:font-style="normal" fo:font-weight="normal" officeooo:rsid="000c4edc" officeooo:paragraph-rsid="0014f776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top="0.0654in" fo:margin-bottom="0in" loext:contextual-spacing="false"/>
      <style:text-properties fo:font-style="normal" fo:font-weight="bold" officeooo:rsid="000c4edc" officeooo:paragraph-rsid="00104e1a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margin-top="0.0654in" fo:margin-bottom="0in" loext:contextual-spacing="false" fo:break-before="page"/>
      <style:text-properties officeooo:rsid="0009f791" officeooo:paragraph-rsid="000a3e6a"/>
    </style:style>
    <style:style style:name="P18" style:family="paragraph" style:parent-style-name="Standard">
      <style:paragraph-properties fo:margin-top="0.0654in" fo:margin-bottom="0in" loext:contextual-spacing="false"/>
      <style:text-properties fo:font-style="normal" fo:font-weight="bold" officeooo:rsid="000c4edc" officeooo:paragraph-rsid="00104e1a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margin-top="0.0654in" fo:margin-bottom="0in" loext:contextual-spacing="false"/>
      <style:text-properties fo:font-style="normal" fo:font-weight="bold" officeooo:rsid="000c4edc" officeooo:paragraph-rsid="0028fe68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margin-top="0.0654in" fo:margin-bottom="0in" loext:contextual-spacing="false"/>
      <style:text-properties fo:font-style="normal" fo:font-weight="normal" officeooo:rsid="000c4edc" officeooo:paragraph-rsid="000c4edc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top="0.0654in" fo:margin-bottom="0in" loext:contextual-spacing="false"/>
      <style:text-properties fo:font-style="normal" fo:font-weight="normal" officeooo:rsid="000c4edc" officeooo:paragraph-rsid="00104e1a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top="0.0654in" fo:margin-bottom="0in" loext:contextual-spacing="false"/>
      <style:text-properties fo:font-style="normal" fo:font-weight="normal" officeooo:rsid="000c4edc" officeooo:paragraph-rsid="001c8140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margin-top="0.0654in" fo:margin-bottom="0in" loext:contextual-spacing="false"/>
      <style:text-properties fo:font-style="normal" fo:font-weight="normal" officeooo:rsid="000c4edc" officeooo:paragraph-rsid="001e284d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margin-top="0.0654in" fo:margin-bottom="0in" loext:contextual-spacing="false"/>
      <style:text-properties fo:font-style="normal" fo:font-weight="normal" officeooo:rsid="000c4edc" officeooo:paragraph-rsid="00239f7c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margin-top="0.0654in" fo:margin-bottom="0in" loext:contextual-spacing="false"/>
      <style:text-properties fo:font-style="normal" fo:font-weight="normal" officeooo:rsid="000c4edc" officeooo:paragraph-rsid="002628c1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margin-top="0.0654in" fo:margin-bottom="0in" loext:contextual-spacing="false"/>
      <style:text-properties fo:font-style="normal" fo:font-weight="normal" officeooo:rsid="000c4edc" officeooo:paragraph-rsid="0026e565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margin-top="0.0654in" fo:margin-bottom="0in" loext:contextual-spacing="false"/>
      <style:text-properties fo:font-style="normal" fo:font-weight="normal" officeooo:rsid="000c4edc" officeooo:paragraph-rsid="0028fe68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margin-top="0.0654in" fo:margin-bottom="0in" loext:contextual-spacing="false"/>
      <style:text-properties fo:font-style="normal" fo:font-weight="normal" officeooo:rsid="000c4edc" officeooo:paragraph-rsid="002a978f" style:font-style-asian="normal" style:font-weight-asian="normal" style:font-style-complex="normal" style:font-weight-complex="normal"/>
    </style:style>
    <style:style style:name="T1" style:family="text">
      <style:text-properties officeooo:rsid="000a3e6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9a5e" style:font-weight-asian="normal" style:font-weight-complex="normal"/>
    </style:style>
    <style:style style:name="T4" style:family="text">
      <style:text-properties fo:font-weight="normal" officeooo:rsid="00189c7e" style:font-weight-asian="normal" style:font-weight-complex="normal"/>
    </style:style>
    <style:style style:name="T5" style:family="text">
      <style:text-properties fo:font-weight="normal" officeooo:rsid="0027dc55" style:font-weight-asian="normal" style:font-weight-complex="normal"/>
    </style:style>
    <style:style style:name="T6" style:family="text">
      <style:text-properties fo:font-weight="normal" officeooo:rsid="0028fe68" style:font-weight-asian="normal" style:font-weight-complex="normal"/>
    </style:style>
    <style:style style:name="T7" style:family="text">
      <style:text-properties fo:font-weight="normal" officeooo:rsid="00042164" style:font-weight-asian="normal" style:font-weight-complex="normal"/>
    </style:style>
    <style:style style:name="T8" style:family="text">
      <style:text-properties fo:font-weight="normal" officeooo:rsid="002aa9fc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a3e6a" style:font-weight-asian="bold" style:font-weight-complex="bold"/>
    </style:style>
    <style:style style:name="T11" style:family="text">
      <style:text-properties fo:font-weight="bold" officeooo:rsid="00104e1a" style:font-weight-asian="bold" style:font-weight-complex="bold"/>
    </style:style>
    <style:style style:name="T12" style:family="text">
      <style:text-properties fo:font-weight="bold" officeooo:rsid="0021db2e" style:font-weight-asian="bold" style:font-weight-complex="bold"/>
    </style:style>
    <style:style style:name="T13" style:family="text">
      <style:text-properties officeooo:rsid="00140f4d"/>
    </style:style>
    <style:style style:name="T14" style:family="text">
      <style:text-properties officeooo:rsid="0014f776"/>
    </style:style>
    <style:style style:name="T15" style:family="text">
      <style:text-properties officeooo:rsid="001854fe"/>
    </style:style>
    <style:style style:name="T16" style:family="text">
      <style:text-properties officeooo:rsid="001a6e10"/>
    </style:style>
    <style:style style:name="T17" style:family="text">
      <style:text-properties officeooo:rsid="00208a70"/>
    </style:style>
    <style:style style:name="T18" style:family="text">
      <style:text-properties officeooo:rsid="0021cf70"/>
    </style:style>
    <style:style style:name="T19" style:family="text">
      <style:text-properties officeooo:rsid="0021db2e"/>
    </style:style>
    <style:style style:name="T20" style:family="text">
      <style:text-properties officeooo:rsid="00255d71"/>
    </style:style>
    <style:style style:name="T21" style:family="text">
      <style:text-properties officeooo:rsid="00261d78"/>
    </style:style>
    <style:style style:name="T22" style:family="text">
      <style:text-properties officeooo:rsid="002628c1"/>
    </style:style>
    <style:style style:name="T23" style:family="text">
      <style:text-properties style:text-underline-style="none" fo:font-weight="bold" officeooo:rsid="00104e1a" style:font-weight-asian="bold" style:font-weight-complex="bold"/>
    </style:style>
    <style:style style:name="T24" style:family="text">
      <style:text-properties officeooo:rsid="0027dc55"/>
    </style:style>
    <style:style style:name="T25" style:family="text">
      <style:text-properties officeooo:rsid="002aa9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UGAS 2</text:p>
      <text:p text:style-name="P7">Mata Kuliah: Metodologi Penelitian Teknologi Informasi</text:p>
      <text:p text:style-name="P1">(8 Oktober 2020)</text:p>
      <text:p text:style-name="P1"/>
      <text:p text:style-name="P2">Mahasiswa akan mendapatkan 3 (tiga) contoh penelitian yang sudah dipiblikasikan dalam</text:p>
      <text:p text:style-name="P2">jurnal ilmiah. Mahasiswa diminta mempelajari model penelitian dan publikasi karya tersebut.</text:p>
      <text:p text:style-name="P2">Di antara yang penting untuk dipelajari adalah: Alasan Topik/ Judul, Rumusan masalah,</text:p>
      <text:p text:style-name="P2">Tujuan Penelitian, Metodologi dan Hasil yang diperoleh. Setelah mahasiswa mempelajari</text:p>
      <text:p text:style-name="P2">ketiga contoh karya ilmiah tersebut, mahasiswa diminta :</text:p>
      <text:p text:style-name="P2"/>
      <text:p text:style-name="P3">1.<text:tab/>Sebutkan judul karya ilmiah, manakah yang menggunakan pendekatan kuantitatif,</text:p>
      <text:p text:style-name="P3"><text:tab/>kualitatif dan penelitian &amp; pengembangan (Research and Development)!</text:p>
      <text:p text:style-name="P4">2.<text:tab/><text:tab/>Sebutkan alasan topik/ judul ketiga karya ilmiah tersebut!</text:p>
      <text:p text:style-name="P2">3.<text:tab/>Uraikan rumusan masalah ketiga karya ilmiah tersebut!</text:p>
      <text:p text:style-name="P2">4.<text:tab/>Sebutkan tujuan penelitian ketiga karya ilmiah tersebut!</text:p>
      <text:p text:style-name="P3">5.<text:tab/>Uraikan metodologi dan prosedur (tahapan penelitian) yang digunakan dari ketiga karya</text:p>
      <text:p text:style-name="P3"><text:tab/>ilmiah tersebut!</text:p>
      <text:p text:style-name="P2">6.<text:tab/>Sebutkan hasil penelitian ketiga karya ilmiah tersebut!</text:p>
      <text:p text:style-name="P2"/>
      <text:p text:style-name="P5">Tujuan Tugas : </text:p>
      <text:p text:style-name="P5">Melatih kemampuan untuk memahami konsep dasar penelitian, jenis-jenis</text:p>
      <text:p text:style-name="P2">penelitian, ruang lingkup dan karakteristik penelitian serta kemampuan dalam</text:p>
      <text:p text:style-name="P2">membandingkan model-model penelitian.</text:p>
      <text:p text:style-name="P17"><text:span text:style-name="T9">Nam</text:span><text:span text:style-name="T10">a<text:tab/><text:tab/>: </text:span><text:span text:style-name="T2">Rhayeksa Dewangga Setiawan<text:tab/><text:tab/></text:span><text:span text:style-name="T9">NIM<text:tab/>: </text:span><text:span text:style-name="T2">18 300 242</text:span></text:p>
      <text:p text:style-name="P9"><text:span text:style-name="T9">Jurusan<text:tab/>: </text:span>Teknik Informatika (TI)<text:tab/><text:tab/><text:tab/><text:tab/><text:span text:style-name="T9">Kelas<text:tab/>: </text:span>Reg.Malam</text:p>
      <text:p text:style-name="P6">Kampus<text:tab/>: <text:span text:style-name="T2">Bekasi</text:span></text:p>
      <text:p text:style-name="P11"/>
      <text:p text:style-name="P9"><text:span text:style-name="T9">Matkul<text:tab/><text:tab/>:</text:span> <text:span text:style-name="T1">RTI (Tugas 2)</text:span></text:p>
      <text:p text:style-name="P9"/>
      <text:p text:style-name="P10">Jawaban :</text:p>
      <text:p text:style-name="P12">1.<text:tab/><text:span text:style-name="T13">&gt; Kulatitatif : Perilakku Pengguna Media Sosial Perspektif Psikologi Sosial Terapan</text:span></text:p>
      <text:p text:style-name="P12"><text:tab/><text:span text:style-name="T13">&gt; Kuantitatif : Pengaruh Media Sosial terhadap Perilaku Cyberbullying</text:span></text:p>
      <text:p text:style-name="P15"><text:tab/><text:span text:style-name="T14">&gt; <text:s/>penelitian &amp; pengembangan : Jurnal SIM Arsip BP3TKI</text:span></text:p>
      <text:p text:style-name="P12"/>
      <text:p text:style-name="P12">2.<text:tab/>&gt; <text:span text:style-name="T23">Kar.Ilmiah</text:span><text:span text:style-name="T11"> : </text:span><text:span text:style-name="T9">Jurnal SIM Arsip BP3TKI</text:span></text:p>
      <text:p text:style-name="P14"><text:tab/><text:tab/><text:span text:style-name="T15">Pengembangan Sistem Informasi Manajemen arsip surat pada BP3TKI Jakarta</text:span></text:p>
      <text:p text:style-name="P25"><text:tab/>&gt; <text:span text:style-name="T11">Kar.Ilmiah : </text:span><text:span text:style-name="T9">Pengaruh Media Sosial terhadap Perilaku Cyberbullying</text:span></text:p>
      <text:p text:style-name="P16"><text:tab/><text:tab/><text:span text:style-name="T3">Perhitungan </text:span><text:span text:style-name="T5">peluang</text:span><text:span text:style-name="T3"> </text:span><text:span text:style-name="T4">pengaruh media sosial terhadap prilaku Cyberbullying</text:span></text:p>
      <text:p text:style-name="P25"><text:tab/>&gt; <text:span text:style-name="T11">Kar.Ilmiah : </text:span><text:span text:style-name="T9">Perilakku Pengguna Media Sosial Perspektif Psikologi Sosial Terapan</text:span></text:p>
      <text:p text:style-name="P12"><text:tab/><text:tab/><text:span text:style-name="T16">Analisa tentang penggunaan sosial media dan pengaruhnya dalam psikologi pengguna</text:span></text:p>
      <text:p text:style-name="P12"/>
      <text:p text:style-name="P25">3.<text:tab/>&gt; <text:span text:style-name="T11">Kar.Ilmiah : </text:span><text:span text:style-name="T9">Jurnal SIM Arsip BP3TKI</text:span></text:p>
      <text:p text:style-name="P22"><text:tab/><text:tab/>- Bagaimana mengembangkan sistem informasi manajemen surat sesuai dengan kebutuhan</text:p>
      <text:p text:style-name="P22"><text:tab/><text:tab/> <text:s/>dan mengatasi permasalahan yang terjadi dalam pengarsipan surat masuk dan surat</text:p>
      <text:p text:style-name="P22"><text:tab/><text:tab/> <text:s/>keluar ?</text:p>
      <text:p text:style-name="P23"><text:tab/><text:tab/>- Bagaimana mengimplementasi sistem informasi manajemen arsip surat masuk dan surat</text:p>
      <text:p text:style-name="P23"><text:tab/><text:tab/> <text:s text:c="2"/>keluar pada kantor BP3TKI Jakarta ?</text:p>
      <text:p text:style-name="P25"><text:tab/>&gt; <text:span text:style-name="T11">Kar.Ilmiah : </text:span><text:span text:style-name="T9">Pengaruh Media Sosial terhadap Perilaku Cyberbullying</text:span></text:p>
      <text:p text:style-name="P13"><text:tab/><text:tab/>- <text:span text:style-name="T17">Apa yang menyebabkan munculnya sikap Cyberbullying ?</text:span></text:p>
      <text:p text:style-name="P13"><text:tab/><text:tab/>- <text:span text:style-name="T18">Apa yang dimaksud Cyberbullying ?</text:span></text:p>
      <text:p text:style-name="P13"><text:tab/><text:tab/>- <text:span text:style-name="T18">Apa yang dimaksud Media sosial ?</text:span></text:p>
      <text:p text:style-name="P25"><text:tab/>&gt; <text:span text:style-name="T11">Kar.Ilmiah : </text:span><text:span text:style-name="T9">Perilakku Pengguna Media Sosial Perspektif Psikologi Sosial Terapan</text:span></text:p>
      <text:p text:style-name="P13"><text:span text:style-name="T12"><text:tab/><text:tab/></text:span><text:span text:style-name="T19">- Apa yang dimaksud Media sosial ?</text:span></text:p>
      <text:p text:style-name="P13"><text:tab/><text:tab/>- <text:span text:style-name="T19">Mengapa Media sosial digunakan oleh banyak orang ?</text:span></text:p>
      <text:p text:style-name="P16"/>
      <text:p text:style-name="P25">4.<text:tab/>&gt; <text:span text:style-name="T11">Kar.Ilmiah : </text:span><text:span text:style-name="T9">Jurnal SIM Arsip BP3TKI</text:span></text:p>
      <text:p text:style-name="P24"><text:tab/><text:tab/>- <text:span text:style-name="T20">Mengembangkan Sistem Informasi Manajemen arsip surat pada BP3TKI Jakarta</text:span></text:p>
      <text:p text:style-name="P25"><text:tab/>&gt; <text:span text:style-name="T11">Kar.Ilmiah : </text:span><text:span text:style-name="T9">Pengaruh Media Sosial terhadap Perilaku Cyberbullying</text:span></text:p>
      <text:p text:style-name="P13"><text:tab/><text:tab/>- <text:span text:style-name="T21">Meriset perhitungan tentang peluang prilaku Cyberbullying di Media sosial</text:span></text:p>
      <text:p text:style-name="P25"><text:tab/>&gt; <text:span text:style-name="T11">Kar.Ilmiah : </text:span><text:span text:style-name="T9">Perilakku Pengguna Media Sosial Perspektif Psikologi Sosial Terapan</text:span></text:p>
      <text:p text:style-name="P13"><text:span text:style-name="T9"><text:tab/><text:tab/></text:span>- <text:span text:style-name="T21">Menganalisa penggunaan media sosial dan pengaruhnya dalam psikologi pengguna</text:span></text:p>
      <text:p text:style-name="P16"/>
      <text:p text:style-name="P25"><text:soft-page-break/>5.<text:tab/>&gt; <text:span text:style-name="T11">Kar.Ilmiah : </text:span><text:span text:style-name="T9">Jurnal SIM Arsip BP3TKI</text:span></text:p>
      <text:p text:style-name="P27"><text:tab/><text:tab/><text:span text:style-name="T22">Karya ilmiah ini menggunakan metodologi dan prosedur research and</text:span></text:p>
      <text:p text:style-name="P26"><text:span text:style-name="T22"><text:tab/><text:tab/>development(penelitian&amp;pengembangan) untuk pengembangan Sistem Informasi</text:span></text:p>
      <text:p text:style-name="P26"><text:span text:style-name="T22"><text:tab/><text:tab/>Manajemen arsip pada BP3TKI</text:span></text:p>
      <text:p text:style-name="P25"><text:tab/>&gt; <text:span text:style-name="T11">Kar.Ilmiah : </text:span><text:span text:style-name="T9">Pengaruh Media Sosial terhadap Perilaku Cyberbullying</text:span></text:p>
      <text:p text:style-name="P27"><text:tab/><text:tab/><text:span text:style-name="T24">Karya ilmiah ini menggunakan metodologi dan prosedur kuantitatif dalam</text:span></text:p>
      <text:p text:style-name="P28"><text:span text:style-name="T24"><text:tab/><text:tab/>mendapatkan informasi dengan memperhitungkan peluang pengaruh media sosial terhadap</text:span></text:p>
      <text:p text:style-name="P28"><text:span text:style-name="T24"><text:tab/><text:tab/>prilaku Cyberbullying</text:span></text:p>
      <text:p text:style-name="P25"><text:tab/>&gt; <text:span text:style-name="T11">Kar.Ilmiah : </text:span><text:span text:style-name="T9">Perilakku Pengguna Media Sosial Perspektif Psikologi Sosial Terapan</text:span></text:p>
      <text:p text:style-name="P19"><text:tab/><text:tab/><text:span text:style-name="T6">Karya ilmiah ini menggunakan </text:span><text:span text:style-name="T7">metodologi dan prosedur </text:span><text:span text:style-name="T6">kualitatif dalam mendapatkan</text:span></text:p>
      <text:p text:style-name="P19"><text:span text:style-name="T6"><text:tab/><text:tab/>informasi dari kutipan media lain</text:span></text:p>
      <text:p text:style-name="P25">6.<text:tab/>&gt; <text:span text:style-name="T11">Kar.Ilmiah : </text:span><text:span text:style-name="T9">Jurnal SIM Arsip BP3TKI</text:span></text:p>
      <text:p text:style-name="P13"><text:tab/><text:tab/><text:span text:style-name="T25">Dokumentasi Sistem Informasi Manajemen arsip BP3TKI</text:span></text:p>
      <text:p text:style-name="P25"><text:tab/>&gt; <text:span text:style-name="T11">Kar.Ilmiah : </text:span><text:span text:style-name="T9">Pengaruh Media Sosial terhadap Perilaku Cyberbullying</text:span></text:p>
      <text:p text:style-name="P13"><text:tab/><text:tab/><text:span text:style-name="T25">Perhitungan peluang terjadinya prilaku Cyberbullying di Media sosial</text:span></text:p>
      <text:p text:style-name="P13"><text:tab/>&gt; <text:span text:style-name="T11">Kar.Ilmiyah : </text:span><text:span text:style-name="T9">Perilakku Pengguna Media Sosial Perspektif Psikologi Sosial Terapan</text:span></text:p>
      <text:p text:style-name="P16"><text:tab/><text:tab/><text:span text:style-name="T8">Analisis penggunaan media sosial dan pengaruhnya terhadap psikologi sosi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8T07:42:54.544633154</meta:creation-date>
    <dc:date>2020-10-20T05:55:21.060717885</dc:date>
    <meta:editing-duration>PT17H37M</meta:editing-duration>
    <meta:editing-cycles>35</meta:editing-cycles>
    <meta:generator>LibreOffice/6.0.7.3$Linux_X86_64 LibreOffice_project/00m0$Build-3</meta:generator>
    <meta:document-statistic meta:table-count="0" meta:image-count="0" meta:object-count="0" meta:page-count="3" meta:paragraph-count="70" meta:word-count="559" meta:character-count="4147" meta:non-whitespace-character-count="3574"/>
  </office:meta>
</office:document-meta>
</file>